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1.068">
            <text:p>1.07</text:p>
          </table:table-cell>
          <table:table-cell office:value-type="string">
            <text:p>+-</text:p>
          </table:table-cell>
          <table:table-cell office:value-type="float" office:value="0.0059999999999998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272">
            <text:p>1.27</text:p>
          </table:table-cell>
          <table:table-cell office:value-type="string">
            <text:p>+-</text:p>
          </table:table-cell>
          <table:table-cell office:value-type="float" office:value="0.0059999999999999">
            <text:p>0.01</text:p>
          </table:table-cell>
          <table:table-cell/>
          <table:table-cell office:value-type="string">
            <text:p>master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413">
            <text:p>1.41</text:p>
          </table:table-cell>
          <table:table-cell office:value-type="string">
            <text:p>+-</text:p>
          </table:table-cell>
          <table:table-cell office:value-type="float" office:value="0.0064031242374332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96">
            <text:p>1.2</text:p>
          </table:table-cell>
          <table:table-cell office:value-type="string">
            <text:p>+-</text:p>
          </table:table-cell>
          <table:table-cell office:value-type="float" office:value="0.0066332495807116">
            <text:p>0.0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6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15">
            <text:p>1.12</text:p>
          </table:table-cell>
          <table:table-cell office:value-type="string">
            <text:p>+-</text:p>
          </table:table-cell>
          <table:table-cell office:value-type="float" office:value="0.0050000000000004">
            <text:p>0.01</text:p>
          </table:table-cell>
          <table:table-cell/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109">
            <text:p>1.11</text:p>
          </table:table-cell>
          <table:table-cell office:value-type="string">
            <text:p>+-</text:p>
          </table:table-cell>
          <table:table-cell office:value-type="float" office:value="0.0070000000000007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24">
            <text:p>1.12</text:p>
          </table:table-cell>
          <table:table-cell office:value-type="string">
            <text:p>+-</text:p>
          </table:table-cell>
          <table:table-cell office:value-type="float" office:value="0.0079999999999993">
            <text:p>0.0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4">
            <text:p>0.64</text:p>
          </table:table-cell>
          <table:table-cell office:value-type="string">
            <text:p>+-</text:p>
          </table:table-cell>
          <table:table-cell office:value-type="float" office:value="0.0063245553203368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35">
            <text:p>1.14</text:p>
          </table:table-cell>
          <table:table-cell office:value-type="string">
            <text:p>+-</text:p>
          </table:table-cell>
          <table:table-cell office:value-type="float" office:value="0.0080622577482986">
            <text:p>0.01</text:p>
          </table:table-cell>
          <table:table-cell/>
          <table:table-cell office:value-type="string">
            <text:p>partial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6">
            <text:p>1.08</text:p>
          </table:table-cell>
          <table:table-cell office:value-type="string">
            <text:p>+-</text:p>
          </table:table-cell>
          <table:table-cell office:value-type="float" office:value="0.004898979485566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48">
            <text:p>1.15</text:p>
          </table:table-cell>
          <table:table-cell office:value-type="string">
            <text:p>+-</text:p>
          </table:table-cell>
          <table:table-cell office:value-type="float" office:value="0.0087177978870823">
            <text:p>0.0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40000000000001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2">
            <text:p>1.12</text:p>
          </table:table-cell>
          <table:table-cell office:value-type="string">
            <text:p>+-</text:p>
          </table:table-cell>
          <table:table-cell office:value-type="float" office:value="0.0089442719099987">
            <text:p>0.01</text:p>
          </table:table-cell>
          <table:table-cell/>
          <table:table-cell office:value-type="string">
            <text:p>listchoice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2">
            <text:p>1.07</text:p>
          </table:table-cell>
          <table:table-cell office:value-type="string">
            <text:p>+-</text:p>
          </table:table-cell>
          <table:table-cell office:value-type="float" office:value="0.0097979589711326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0.866">
            <text:p>0.87</text:p>
          </table:table-cell>
          <table:table-cell office:value-type="string">
            <text:p>+-</text:p>
          </table:table-cell>
          <table:table-cell office:value-type="float" office:value="0.0091651513899119">
            <text:p>0.01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base</text:p>
          </table:table-cell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6"/>
        </table:table-row>
        <table:table-row table:style-name="ro1">
          <table:table-cell office:value-type="string">
            <text:p>string</text:p>
          </table:table-cell>
          <table:table-cell office:value-type="float" office:value="1.068">
            <text:p>1.07</text:p>
          </table:table-cell>
          <table:table-cell table:number-columns-repeated="2" office:value-type="float" office:value="0.638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headfail</text:p>
          </table:table-cell>
          <table:table-cell office:value-type="float" office:value="1.272">
            <text:p>1.27</text:p>
          </table:table-cell>
          <table:table-cell office:value-type="float" office:value="1.115">
            <text:p>1.12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string">
            <text:p>choice</text:p>
          </table:table-cell>
          <table:table-cell office:value-type="float" office:value="1.196">
            <text:p>1.2</text:p>
          </table:table-cell>
          <table:table-cell office:value-type="float" office:value="1.124">
            <text:p>1.12</text:p>
          </table:table-cell>
          <table:table-cell office:value-type="float" office:value="0.866">
            <text:p>0.8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7"/>
        </table:table-row>
        <table:table-row table:style-name="ro1">
          <table:table-cell office:value-type="string">
            <text:p>string</text:p>
          </table:table-cell>
          <table:table-cell table:formula="oooc:=LOG([.B27]/[.C27];2)" office:value-type="float" office:value="0.743283317922685">
            <text:p>0.74</text:p>
          </table:table-cell>
          <table:table-cell table:formula="oooc:=LOG([.B27]/[.D27];2)" office:value-type="float" office:value="0.743283317922685">
            <text:p>0.74</text:p>
          </table:table-cell>
          <table:table-cell table:number-columns-repeated="7"/>
        </table:table-row>
        <table:table-row table:style-name="ro1">
          <table:table-cell office:value-type="string">
            <text:p>headfail</text:p>
          </table:table-cell>
          <table:table-cell table:formula="oooc:=LOG([.B28]/[.C28];2)" office:value-type="float" office:value="0.190054960476688">
            <text:p>0.19</text:p>
          </table:table-cell>
          <table:table-cell table:formula="oooc:=LOG([.B28]/[.D28];2)" office:value-type="float" office:value="0.183599938339389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choice</text:p>
          </table:table-cell>
          <table:table-cell table:formula="oooc:=LOG([.B29]/[.C29];2)" office:value-type="float" office:value="0.0895753539771787">
            <text:p>0.09</text:p>
          </table:table-cell>
          <table:table-cell table:formula="oooc:=LOG([.B29]/[.D29];2)" office:value-type="float" office:value="0.46577845947138">
            <text:p>0.4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cap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263">
            <text:p>0.26</text:p>
          </table:table-cell>
          <table:table-cell office:value-type="string">
            <text:p>+-</text:p>
          </table:table-cell>
          <table:table-cell office:value-type="float" office:value="0.022825424421026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197">
            <text:p>0.2</text:p>
          </table:table-cell>
          <table:table-cell office:value-type="string">
            <text:p>+-</text:p>
          </table:table-cell>
          <table:table-cell office:value-type="float" office:value="0.0045825756949563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luacap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114">
            <text:p>0.11</text:p>
          </table:table-cell>
          <table:table-cell office:value-type="string">
            <text:p>+-</text:p>
          </table:table-cell>
          <table:table-cell office:value-type="float" office:value="0.0048989794855665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luamatch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115">
            <text:p>0.12</text:p>
          </table:table-cell>
          <table:table-cell office:value-type="string">
            <text:p>+-</text:p>
          </table:table-cell>
          <table:table-cell office:value-type="float" office:value="0.0049999999999996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cap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102">
            <text:p>0.1</text:p>
          </table:table-cell>
          <table:table-cell office:value-type="string">
            <text:p>+-</text:p>
          </table:table-cell>
          <table:table-cell office:value-type="float" office:value="0.01777638883463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luacap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114">
            <text:p>0.11</text:p>
          </table:table-cell>
          <table:table-cell office:value-type="string">
            <text:p>+-</text:p>
          </table:table-cell>
          <table:table-cell office:value-type="float" office:value="0.024979991993594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match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035">
            <text:p>0.04</text:p>
          </table:table-cell>
          <table:table-cell office:value-type="string">
            <text:p>+-</text:p>
          </table:table-cell>
          <table:table-cell office:value-type="float" office:value="0.0067082039324994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luamatch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020000000000001">
            <text:p>0.02</text:p>
          </table:table-cell>
          <table:table-cell office:value-type="string">
            <text:p>+-</text:p>
          </table:table-cell>
          <table:table-cell table:style-name="ce1" office:value-type="float" office:value="1.628058083431E-015">
            <text:p>1.63E-0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lc match</text:p>
          </table:table-cell>
          <table:table-cell office:value-type="string">
            <text:p>calc cap</text:p>
          </table:table-cell>
          <table:table-cell office:value-type="string">
            <text:p>html match</text:p>
          </table:table-cell>
          <table:table-cell office:value-type="string">
            <text:p>html cap</text:p>
          </table:table-cell>
          <table:table-cell table:number-columns-repeated="5"/>
        </table:table-row>
        <table:table-row table:style-name="ro1">
          <table:table-cell office:value-type="string">
            <text:p>LPEG</text:p>
          </table:table-cell>
          <table:table-cell office:value-type="float" office:value="0.197">
            <text:p>0.2</text:p>
          </table:table-cell>
          <table:table-cell office:value-type="float" office:value="0.263">
            <text:p>0.26</text:p>
          </table:table-cell>
          <table:table-cell office:value-type="float" office:value="0.035">
            <text:p>0.04</text:p>
          </table:table-cell>
          <table:table-cell office:value-type="float" office:value="0.102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Recursive</text:p>
          </table:table-cell>
          <table:table-cell office:value-type="float" office:value="0.115">
            <text:p>0.12</text:p>
          </table:table-cell>
          <table:table-cell office:value-type="float" office:value="0.114">
            <text:p>0.11</text:p>
          </table:table-cell>
          <table:table-cell office:value-type="float" office:value="0.020000000000001">
            <text:p>0.02</text:p>
          </table:table-cell>
          <table:table-cell office:value-type="float" office:value="0.114">
            <text:p>0.11</text:p>
          </table:table-cell>
          <table:table-cell/>
          <table:table-cell table:formula="oooc:=8.3/0.2" office:value-type="float" office:value="41.5">
            <text:p>41.5</text:p>
          </table:table-cell>
          <table:table-cell table:formula="oooc:=8.65/0.26" office:value-type="float" office:value="33.2692307692308">
            <text:p>33.27</text:p>
          </table:table-cell>
          <table:table-cell table:formula="oooc:=1.78/0.04" office:value-type="float" office:value="44.5">
            <text:p>44.5</text:p>
          </table:table-cell>
          <table:table-cell table:formula="oooc:=2.06/0.1" office:value-type="float" office:value="20.6">
            <text:p>20.6</text:p>
          </table:table-cell>
        </table:table-row>
        <table:table-row table:style-name="ro1">
          <table:table-cell office:value-type="string">
            <text:p>Ometa/JS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.3">
            <text:p>8.3</text:p>
          </table:table-cell>
          <table:table-cell office:value-type="float" office:value="8.65">
            <text:p>8.65</text:p>
          </table:table-cell>
          <table:table-cell office:value-type="float" office:value="1.78">
            <text:p>1.78</text:p>
          </table:table-cell>
          <table:table-cell office:value-type="float" office:value="2.06">
            <text:p>2.06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Sheet4.H20" table:end-x="0.6736in" table:end-y="0.1654in" draw:z-index="0" draw:style-name="gr1" svg:width="6.8961in" svg:height="4.0295in" svg:x="0.0004in" svg:y="0.0004in">
              <draw:object draw:notify-on-update-of-ranges="Sheet1.B46:Sheet1.E46 Sheet1.A47:Sheet1.A47 Sheet1.B47:Sheet1.E47 Sheet1.A48:Sheet1.A48 Sheet1.B48:Sheet1.E4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heet2.I31" table:end-x="0.0106in" table:end-y="0.0421in" draw:z-index="0" draw:style-name="gr1" svg:width="6.5701in" svg:height="5.6118in" svg:x="0.5528in" svg:y="0.1256in">
              <draw:object draw:notify-on-update-of-ranges="Sheet1.A26:Sheet1.A26 Sheet1.A27:Sheet1.A29 Sheet1.B26:Sheet1.B26 Sheet1.B27:Sheet1.B29 Sheet1.C26:Sheet1.C26 Sheet1.C27:Sheet1.C29 Sheet1.D26:Sheet1.D26 Sheet1.D27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3.I30" table:end-x="0.0433in" table:end-y="0.022in" draw:z-index="0" draw:style-name="gr1" svg:width="6.6783in" svg:height="5.6126in" svg:x="0.4772in" svg:y="0.1047in">
              <draw:object draw:notify-on-update-of-ranges="Sheet1.A31:Sheet1.A31 Sheet1.A32:Sheet1.A34 Sheet1.B31:Sheet1.B31 Sheet1.B32:Sheet1.B34 Sheet1.C31:Sheet1.C31 Sheet1.C32:Sheet1.C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5">04/05/2009</text:date>, <text:time>07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02T14:24:11</meta:creation-date>
    <dc:creator>mascarenhas User</dc:creator>
    <dc:date>2009-04-05T07:48:35</dc:date>
    <dc:language>en</dc:language>
    <meta:editing-cycles>9</meta:editing-cycles>
    <meta:editing-duration>PT5H39M54S</meta:editing-duration>
    <meta:user-defined meta:name="Info 1"/>
    <meta:user-defined meta:name="Info 2"/>
    <meta:user-defined meta:name="Info 3"/>
    <meta:user-defined meta:name="Info 4"/>
    <meta:document-statistic meta:table-count="4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graphic-properties draw:fill-color="#000000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999999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fill-color="#ffffff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6.689cm" svg:height="11.696cm" chart:class="chart:bar" chart:style-name="ch1">
        <chart:legend chart:legend-position="end" svg:x="14.633cm" svg:y="5.004cm" chart:style-name="ch2"/>
        <chart:plot-area chart:style-name="ch3" table:cell-range-address="Sheet1.A26:Sheet1.D29" chart:data-source-has-labels="both" svg:x="0.332cm" svg:y="0.438cm" svg:width="13.638cm" svg:height="11.025cm">
          <chart:axis chart:dimension="x" chart:name="primary-x" chart:style-name="ch4">
            <chart:categories table:cell-range-address="Sheet1.A27:Sheet1.A29"/>
            <chart:grid chart:class="major"/>
          </chart:axis>
          <chart:axis chart:dimension="y" chart:name="primary-y" chart:style-name="ch5">
            <chart:title svg:x="0.332cm" svg:y="8.384cm" chart:style-name="ch6">
              <text:p>running time in seconds</text:p>
            </chart:title>
            <chart:grid chart:class="major"/>
          </chart:axis>
          <chart:series chart:style-name="ch7" chart:values-cell-range-address="Sheet1.B27:Sheet1.B29" chart:label-cell-address="Sheet1.B26:Sheet1.B26" chart:class="chart:bar">
            <chart:data-point chart:repeated="3"/>
          </chart:series>
          <chart:series chart:style-name="ch8" chart:values-cell-range-address="Sheet1.C27:Sheet1.C29" chart:label-cell-address="Sheet1.C26:Sheet1.C26" chart:class="chart:bar">
            <chart:data-point chart:repeated="3"/>
          </chart:series>
          <chart:series chart:style-name="ch9" chart:values-cell-range-address="Sheet1.D27:Sheet1.D29" chart:label-cell-address="Sheet1.D26:Sheet1.D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Arial" style:font-family-generic="swiss" style:font-pitch="variable" fo:font-size="9.99914455413818pt" style:font-family-asian="Arial" style:font-family-generic-asian="system" style:font-pitch-asian="variable" style:font-size-asian="9.99914455413818pt" style:font-family-complex="Tahoma" style:font-family-generic-complex="system" style:font-pitch-complex="variable" style:font-size-complex="9.99914455413818pt"/>
    </style:style>
    <style:style style:name="ch3" style:family="chart">
      <style:chart-properties chart:vertical="true"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tru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4.9987173080444pt" style:font-family-asian="Arial" style:font-family-generic-asian="system" style:font-pitch-asian="variable" style:font-size-asian="14.9987173080444pt" style:font-family-complex="Tahoma" style:font-family-generic-complex="system" style:font-pitch-complex="variable" style:font-size-complex="14.9987173080444pt"/>
    </style:style>
    <style:style style:name="ch7" style:family="chart">
      <style:graphic-properties draw:fill-color="#ff6f0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80008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6.964cm" svg:height="11.694cm" chart:class="chart:bar" chart:style-name="ch1">
        <chart:legend chart:legend-position="end" svg:x="14.903cm" svg:y="5.265cm" chart:style-name="ch2"/>
        <chart:plot-area chart:style-name="ch3" table:cell-range-address="Sheet1.A31:Sheet1.C34" chart:data-source-has-labels="both" svg:x="0.338cm" svg:y="0.437cm" svg:width="13.889cm" svg:height="11.024cm">
          <chart:axis chart:dimension="x" chart:name="primary-x" chart:style-name="ch4">
            <chart:categories table:cell-range-address="Sheet1.A32:Sheet1.A34"/>
            <chart:grid chart:class="major"/>
          </chart:axis>
          <chart:axis chart:dimension="y" chart:name="primary-y" chart:style-name="ch5">
            <chart:title svg:x="5.401cm" svg:y="10.85cm" chart:style-name="ch6">
              <text:p>log base 2 of speedup</text:p>
            </chart:title>
            <chart:grid chart:class="major"/>
          </chart:axis>
          <chart:series chart:style-name="ch7" chart:values-cell-range-address="Sheet1.B32:Sheet1.B34" chart:label-cell-address="Sheet1.B31:Sheet1.B31" chart:class="chart:bar">
            <chart:data-point chart:repeated="3"/>
          </chart:series>
          <chart:series chart:style-name="ch8" chart:values-cell-range-address="Sheet1.C32:Sheet1.C34" chart:label-cell-address="Sheet1.C31:Sheet1.C3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0.743283317922685">
                <text:p>0.743283317922685</text:p>
              </table:table-cell>
              <table:table-cell office:value-type="float" office:value="0.743283317922685">
                <text:p>0.743283317922685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0.190054960476688">
                <text:p>0.190054960476688</text:p>
              </table:table-cell>
              <table:table-cell office:value-type="float" office:value="0.183599938339389">
                <text:p>0.183599938339389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0.0895753539771787">
                <text:p>0.0895753539771787</text:p>
              </table:table-cell>
              <table:table-cell office:value-type="float" office:value="0.46577845947138">
                <text:p>0.46577845947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.6982860565186pt" style:font-size-asian="11.6982860565186pt" style:font-size-complex="11.6982860565186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13.1605710983276pt" style:font-size-asian="13.1605710983276pt" style:font-size-complex="13.1605710983276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517cm" svg:height="10.236cm" chart:class="chart:bar" chart:style-name="ch1">
        <chart:legend chart:legend-position="end" svg:x="12.896cm" svg:y="4.04cm" chart:style-name="ch2"/>
        <chart:plot-area chart:style-name="ch3" table:cell-range-address="Sheet1.B46:Sheet1.E48 Sheet1.A47:Sheet1.E48 Sheet1.A46:Sheet1.A46" chart:data-source-has-labels="both" svg:x="0.26cm" svg:y="0.204cm" svg:width="12.285cm" svg:height="9.62cm">
          <chart:axis chart:dimension="x" chart:name="primary-x" chart:style-name="ch4">
            <chart:categories table:cell-range-address="Sheet1.B46:Sheet1.E46"/>
          </chart:axis>
          <chart:axis chart:dimension="y" chart:name="primary-y" chart:style-name="ch5">
            <chart:title svg:x="0.352cm" svg:y="7.507cm" chart:style-name="ch6">
              <text:p>running time in seconds</text:p>
            </chart:title>
            <chart:grid chart:style-name="ch7" chart:class="major"/>
          </chart:axis>
          <chart:series chart:style-name="ch8" chart:values-cell-range-address="Sheet1.B47:Sheet1.E47" chart:label-cell-address="Sheet1.A47:Sheet1.A47" chart:class="chart:bar">
            <chart:data-point chart:repeated="4"/>
          </chart:series>
          <chart:series chart:style-name="ch9" chart:values-cell-range-address="Sheet1.B48:Sheet1.E48" chart:label-cell-address="Sheet1.A48:Sheet1.A4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 match</text:p>
              </table:table-cell>
              <table:table-cell office:value-type="string">
                <text:p>calc cap</text:p>
              </table:table-cell>
              <table:table-cell office:value-type="string">
                <text:p>html match</text:p>
              </table:table-cell>
              <table:table-cell office:value-type="string">
                <text:p>html cap</text:p>
              </table:table-cell>
            </table:table-row>
          </table:table-header-rows>
          <table:table-rows>
            <table:table-row>
              <table:table-cell office:value-type="string">
                <text:p>LPEG</text:p>
              </table:table-cell>
              <table:table-cell office:value-type="float" office:value="0.197">
                <text:p>0.197</text:p>
              </table:table-cell>
              <table:table-cell office:value-type="float" office:value="0.263">
                <text:p>0.263</text:p>
              </table:table-cell>
              <table:table-cell office:value-type="float" office:value="0.035">
                <text:p>0.03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Recursive</text:p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020000000000001">
                <text:p>0.020000000000001</text:p>
              </table:table-cell>
              <table:table-cell office:value-type="float" office:value="0.114">
                <text:p>0.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